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officeooo:rsid="001e2018" officeooo:paragraph-rsid="001e2018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officeooo:rsid="004dc2b8" officeooo:paragraph-rsid="004dc2b8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rsid="002015b8" officeooo:paragraph-rsid="0038f3c5" style:font-size-asian="10.5pt" style:font-size-complex="12pt"/>
    </style:style>
    <style:style style:name="P4" style:family="paragraph" style:parent-style-name="Standard">
      <style:paragraph-properties fo:line-height="150%"/>
      <style:text-properties fo:font-size="12pt" officeooo:rsid="00381bdc" officeooo:paragraph-rsid="0038f3c5" style:font-size-asian="10.5pt" style:font-size-complex="12pt"/>
    </style:style>
    <style:style style:name="P5" style:family="paragraph" style:parent-style-name="Standard">
      <style:paragraph-properties fo:line-height="150%"/>
      <style:text-properties fo:font-size="12pt" officeooo:rsid="00381bdc" officeooo:paragraph-rsid="004a6f47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381bdc" officeooo:paragraph-rsid="004bfe6e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2pt" officeooo:rsid="00381bdc" officeooo:paragraph-rsid="00381bdc" style:font-size-asian="10.5pt" style:font-size-complex="12pt"/>
    </style:style>
    <style:style style:name="P8" style:family="paragraph" style:parent-style-name="Standard">
      <style:paragraph-properties fo:line-height="150%"/>
      <style:text-properties fo:font-size="12pt" officeooo:rsid="00381bdc" officeooo:paragraph-rsid="004dc2b8" style:font-size-asian="10.5pt" style:font-size-complex="12pt"/>
    </style:style>
    <style:style style:name="P9" style:family="paragraph" style:parent-style-name="Standard">
      <style:paragraph-properties fo:line-height="150%"/>
      <style:text-properties fo:font-size="12pt" officeooo:rsid="0040ce66" officeooo:paragraph-rsid="0040ce66" style:font-size-asian="10.5pt" style:font-size-complex="12pt"/>
    </style:style>
    <style:style style:name="P10" style:family="paragraph" style:parent-style-name="Standard">
      <style:paragraph-properties fo:line-height="150%"/>
      <style:text-properties fo:font-size="12pt" officeooo:rsid="0040ce66" officeooo:paragraph-rsid="0042d3ae" style:font-size-asian="10.5pt" style:font-size-complex="12pt"/>
    </style:style>
    <style:style style:name="P11" style:family="paragraph" style:parent-style-name="Standard">
      <style:paragraph-properties fo:line-height="150%"/>
      <style:text-properties fo:font-size="12pt" officeooo:rsid="0040ce66" officeooo:paragraph-rsid="0043168d" style:font-size-asian="10.5pt" style:font-size-complex="12pt"/>
    </style:style>
    <style:style style:name="P12" style:family="paragraph" style:parent-style-name="Standard">
      <style:paragraph-properties fo:line-height="150%"/>
      <style:text-properties fo:font-size="12pt" officeooo:rsid="0040ce66" officeooo:paragraph-rsid="004492b6" style:font-size-asian="10.5pt" style:font-size-complex="12pt"/>
    </style:style>
    <style:style style:name="P13" style:family="paragraph" style:parent-style-name="Standard">
      <style:paragraph-properties fo:line-height="150%"/>
      <style:text-properties fo:font-size="12pt" officeooo:rsid="004a6f47" officeooo:paragraph-rsid="004a6f47" style:font-size-asian="10.5pt" style:font-size-complex="12pt"/>
    </style:style>
    <style:style style:name="P14" style:family="paragraph" style:parent-style-name="Standard">
      <style:paragraph-properties fo:line-height="150%"/>
      <style:text-properties fo:font-size="12pt" officeooo:rsid="004bfe6e" officeooo:paragraph-rsid="004bfe6e" style:font-size-asian="10.5pt" style:font-size-complex="12pt"/>
    </style:style>
    <style:style style:name="P15" style:family="paragraph" style:parent-style-name="Standard">
      <style:paragraph-properties fo:line-height="150%"/>
      <style:text-properties fo:font-size="18pt" officeooo:rsid="001e2018" officeooo:paragraph-rsid="001e2018" style:font-size-asian="18pt" style:font-size-complex="18pt"/>
    </style:style>
    <style:style style:name="P16" style:family="paragraph" style:parent-style-name="Standard">
      <style:paragraph-properties fo:line-height="150%"/>
      <style:text-properties fo:font-size="15pt" officeooo:rsid="002015b8" officeooo:paragraph-rsid="002015b8" style:font-size-asian="13.1000003814697pt" style:font-size-complex="15pt"/>
    </style:style>
    <style:style style:name="P17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P18" style:family="paragraph" style:parent-style-name="Standard">
      <style:paragraph-properties fo:line-height="150%"/>
      <style:text-properties fo:font-size="15pt" officeooo:rsid="001e2018" officeooo:paragraph-rsid="001e2018" style:font-size-asian="15pt" style:font-size-complex="15pt"/>
    </style:style>
    <style:style style:name="P19" style:family="paragraph" style:parent-style-name="Standard">
      <style:paragraph-properties fo:line-height="150%"/>
      <style:text-properties officeooo:rsid="002015b8" officeooo:paragraph-rsid="002015b8"/>
    </style:style>
    <style:style style:name="P20" style:family="paragraph" style:parent-style-name="Standard">
      <style:paragraph-properties fo:line-height="150%"/>
      <style:text-properties officeooo:rsid="001e2018" officeooo:paragraph-rsid="002dab67"/>
    </style:style>
    <style:style style:name="P21" style:family="paragraph" style:parent-style-name="Standard">
      <style:paragraph-properties fo:line-height="150%"/>
      <style:text-properties fo:font-size="12pt" officeooo:rsid="004a6f47" officeooo:paragraph-rsid="004a6f47" style:font-size-asian="10.5pt" style:font-size-complex="12pt"/>
    </style:style>
    <style:style style:name="T1" style:family="text">
      <style:text-properties officeooo:rsid="0042d3ae"/>
    </style:style>
    <style:style style:name="T2" style:family="text">
      <style:text-properties officeooo:rsid="0043168d"/>
    </style:style>
    <style:style style:name="T3" style:family="text">
      <style:text-properties officeooo:rsid="004492b6"/>
    </style:style>
    <style:style style:name="T4" style:family="text">
      <style:text-properties officeooo:rsid="00463aae"/>
    </style:style>
    <style:style style:name="T5" style:family="text">
      <style:text-properties officeooo:rsid="004a6f47"/>
    </style:style>
    <style:style style:name="T6" style:family="text">
      <style:text-properties officeooo:rsid="004bfe6e"/>
    </style:style>
    <style:style style:name="T7" style:family="text">
      <style:text-properties officeooo:rsid="004dc2b8"/>
    </style:style>
    <style:style style:name="T8" style:family="text">
      <style:text-properties officeooo:rsid="004e17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W<text:span text:style-name="T4">3</text:span> EE599</text:p>
      <text:p text:style-name="P1">Name: Tianyi Xu</text:p>
      <text:p text:style-name="P1">USC ID: 3<text:span text:style-name="T8">8</text:span>60934574</text:p>
      <text:p text:style-name="P1"/>
      <text:p text:style-name="P18">Question 1</text:p>
      <text:p text:style-name="P9">a. by value</text:p>
      <text:p text:style-name="P9">pros: <text:span text:style-name="T1">would not affect the original variable, safe(would affect the memory space)</text:span></text:p>
      <text:p text:style-name="P10">cons: <text:span text:style-name="T1">inefficient(need copy the original variable)</text:span></text:p>
      <text:p text:style-name="P11">when: <text:span text:style-name="T2">do not want to change the original variables and the original variables are simple</text:span></text:p>
      <text:p text:style-name="P9">b. using pointers</text:p>
      <text:p text:style-name="P10">pros: <text:span text:style-name="T1">efficient(need not copy the original variable)</text:span></text:p>
      <text:p text:style-name="P9">cons: <text:span text:style-name="T1">unsafe(pointers may point to other memory space)</text:span></text:p>
      <text:p text:style-name="P9">when: <text:span text:style-name="T3">need change the variable the pointer points to in the function</text:span></text:p>
      <text:p text:style-name="P9">c. using references</text:p>
      <text:p text:style-name="P11">pros: <text:span text:style-name="T1">efficient(need not copy the original variable), safe(would affect the memory space)</text:span></text:p>
      <text:p text:style-name="P10">cons: <text:span text:style-name="T1">may change the original variable when you do not want</text:span></text:p>
      <text:p text:style-name="P12">when: <text:span text:style-name="T3">do not mind changing the <text:s/>original variable</text:span></text:p>
      <text:p text:style-name="P9">d. using const references</text:p>
      <text:p text:style-name="P11">pros: <text:span text:style-name="T1">efficient(need not copy the original variable), would not affect the original variable, safe(would affect the memory space)</text:span></text:p>
      <text:p text:style-name="P9">cons: <text:span text:style-name="T2">may bring some inconvenience to users</text:span></text:p>
      <text:p text:style-name="P9">when: <text:span text:style-name="T3">want the parameters are read-only and want the programs effective</text:span></text:p>
      <text:p text:style-name="P19"/>
      <text:p text:style-name="P16">Question 2</text:p>
      <text:p text:style-name="P13">Iterate the vector and use hashmap to find the two numbers.</text:p>
      <text:p text:style-name="P4">Runtime Complexity: O(<text:span text:style-name="T5">N</text:span>)</text:p>
      <text:p text:style-name="P3"/>
      <text:p text:style-name="P17">Question 3</text:p>
      <text:p text:style-name="P4"><text:span text:style-name="T5">a. </text:span>SinglyLinkedList()</text:p>
      <text:p text:style-name="P5">Runtime Complexity: O(<text:span text:style-name="T5">1</text:span>)</text:p>
      <text:p text:style-name="P4"><text:span text:style-name="T5">b. </text:span>SinglyLinkedList(const std::vector&lt;int&gt; &amp;inputs, int <text:span text:style-name="T6">i</text:span>)</text:p>
      <text:p text:style-name="P13">Itrate the inputs and connect each item.</text:p>
      <text:p text:style-name="P5">Runtime Complexity: O(<text:span text:style-name="T5">N</text:span>)</text:p>
      <text:p text:style-name="P4"><text:span text:style-name="T5">c. </text:span>~SinglyLinkedList()</text:p>
      <text:p text:style-name="P13"><text:soft-page-break/>Firstly use a map to check whether it is cyclic, if it is, cut the connection of cycle. Then iterate the <text:span text:style-name="T6">linked</text:span>list and delete each node.</text:p>
      <text:p text:style-name="P5">Runtime Complexity: O(<text:span text:style-name="T5">N</text:span>)</text:p>
      <text:p text:style-name="P4"><text:span text:style-name="T6">d.</text:span> empty()</text:p>
      <text:p text:style-name="P6">Runtime Complexity: O(<text:span text:style-name="T6">1</text:span>)</text:p>
      <text:p text:style-name="P4"><text:span text:style-name="T6">e.</text:span> size()</text:p>
      <text:p text:style-name="P14">Iterate the linkedlist.</text:p>
      <text:p text:style-name="P6">Runtime Complexity: O(<text:span text:style-name="T5">N</text:span>)</text:p>
      <text:p text:style-name="P4"><text:span text:style-name="T6">f.</text:span> push_back(int <text:span text:style-name="T6">i</text:span>)</text:p>
      <text:p text:style-name="P14">Iterate the linkedlist and find the last node. Then push i.</text:p>
      <text:p text:style-name="P6">Runtime Complexity: O(<text:span text:style-name="T5">N</text:span>)</text:p>
      <text:p text:style-name="P4"><text:span text:style-name="T6">g. </text:span>push_front(int <text:span text:style-name="T6">i</text:span>)</text:p>
      <text:p text:style-name="P6">Runtime Complexity: O(<text:span text:style-name="T6">1</text:span>)</text:p>
      <text:p text:style-name="P4"><text:span text:style-name="T5">h. </text:span>insert_after(ListNode* p, int i)</text:p>
      <text:p text:style-name="P6">Runtime Complexity: O(<text:span text:style-name="T6">1</text:span>)</text:p>
      <text:p text:style-name="P4"><text:span text:style-name="T6">i.</text:span> erase(ListNode* p)</text:p>
      <text:p text:style-name="P14">Iterate the linkedlist and find and delete the node.</text:p>
      <text:p text:style-name="P6">Runtime Complexity: O(<text:span text:style-name="T5">N</text:span>)</text:p>
      <text:p text:style-name="P4"><text:span text:style-name="T6">j.</text:span> pop_front()</text:p>
      <text:p text:style-name="P6">Runtime Complexity: O(<text:span text:style-name="T6">1</text:span>)</text:p>
      <text:p text:style-name="P6"><text:span text:style-name="T6">k.</text:span> pop_back()</text:p>
      <text:p text:style-name="P14">Iterate the linkedlist and find the last node. Then pop it.</text:p>
      <text:p text:style-name="P6">Runtime Complexity: O(<text:span text:style-name="T5">N</text:span>)</text:p>
      <text:p text:style-name="P6"><text:span text:style-name="T6">l.</text:span> back()</text:p>
      <text:p text:style-name="P14">Iterate the linkedlist and find the last node.</text:p>
      <text:p text:style-name="P6">Runtime Complexity: O(<text:span text:style-name="T6">N</text:span>)</text:p>
      <text:p text:style-name="P4"><text:span text:style-name="T6">m.</text:span> front()</text:p>
      <text:p text:style-name="P6">Runtime Complexity: O(<text:span text:style-name="T6">1</text:span>)</text:p>
      <text:p text:style-name="P4"><text:span text:style-name="T6">n.</text:span> *GetBackPointer()</text:p>
      <text:p text:style-name="P14">Iterate the linkedlist and find the last node.</text:p>
      <text:p text:style-name="P6">Runtime Complexity: O(<text:span text:style-name="T6">N</text:span>)</text:p>
      <text:p text:style-name="P4"><text:span text:style-name="T6">o.</text:span> *GetIthPointer(int <text:span text:style-name="T6">i</text:span>)</text:p>
      <text:p text:style-name="P14">Iterate the linkedlist and find the ith node.</text:p>
      <text:p text:style-name="P6">Runtime Complexity: O(<text:span text:style-name="T6">N</text:span>)</text:p>
      <text:p text:style-name="P4"><text:span text:style-name="T6">p.</text:span> print()</text:p>
      <text:p text:style-name="P14"><text:soft-page-break/>Iterate the linkedlist and print each node.</text:p>
      <text:p text:style-name="P6">Runtime Complexity: O(<text:span text:style-name="T6">N</text:span>)</text:p>
      <text:p text:style-name="P17"/>
      <text:p text:style-name="P17">Question 4</text:p>
      <text:p text:style-name="P14">Iterate the input and use a stack to help.</text:p>
      <text:p text:style-name="P6">Runtime Complexity: O(<text:span text:style-name="T6">N</text:span>)</text:p>
      <text:p text:style-name="P17"/>
      <text:p text:style-name="P17">Question 5</text:p>
      <text:p text:style-name="P8">Runtime Complexity: O(<text:span text:style-name="T7">1</text:span>)</text:p>
      <text:p text:style-name="P17"/>
      <text:p text:style-name="P17">Question 6</text:p>
      <text:p text:style-name="P2">a. VectorHandle()</text:p>
      <text:p text:style-name="P8">Runtime Complexity: O(<text:span text:style-name="T7">N</text:span>)</text:p>
      <text:p text:style-name="P2">b. print()</text:p>
      <text:p text:style-name="P2">Iterate the vector and print each item.</text:p>
      <text:p text:style-name="P8">Runtime Complexity: O(<text:span text:style-name="T7">N</text:span>)</text:p>
      <text:p text:style-name="P2">c. handle(int n)</text:p>
      <text:p text:style-name="P8">Runtime Complexity: O(<text:span text:style-name="T7">N</text:span>)</text:p>
      <text:p text:style-name="P2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7:13:15.881121803</meta:creation-date>
    <dc:date>2020-02-10T06:33:01.275414492</dc:date>
    <meta:editing-duration>PT8H40M4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01" meta:character-count="2583" meta:non-whitespace-character-count="2260"/>
  </office:meta>
</office:document-meta>
</file>